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137" officeooo:paragraph-rsid="0010b137"/>
    </style:style>
    <style:style style:name="T1" style:family="text">
      <style:text-properties officeooo:rsid="0011a0f0"/>
    </style:style>
    <style:style style:name="T2" style:family="text">
      <style:text-properties officeooo:rsid="001484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128<text:tab/>64<text:tab/>32<text:tab/>16<text:tab/>8<text:tab/>4<text:tab/>2<text:tab/>1</text:p>
      <text:p text:style-name="P1"><text:tab/><text:tab/><text:tab/><text:tab/>1<text:tab/>0<text:tab/>0<text:tab/>1</text:p>
      <text:p text:style-name="P1"><text:tab/><text:tab/><text:tab/><text:tab/>1<text:tab/>1<text:tab/>1<text:tab/>0</text:p>
      <text:p text:style-name="P1"/>
      <text:p text:style-name="P1"><text:span text:style-name="T1">Exemple : </text:span>Divisons 1 0 0 1 1 1 1 0 en 1 0 0 1 (partie gauche) et 1 1 1 0 (partie droite).</text:p>
      <text:p text:style-name="P1">1 0 0 1, c’est 8 + 1, donc 9.</text:p>
      <text:p text:style-name="P1">1 1 1 0, c’est 8 + 4 + 2 donc 14. <text:span text:style-name="T2">(=E)</text:span></text:p>
      <text:p text:style-name="P1">Le nombre s’écrit donc en hexadécimal : 9 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0:56:31.773104130</meta:creation-date>
    <dc:date>2024-03-13T11:03:58.266864103</dc:date>
    <meta:editing-duration>PT7M2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73" meta:character-count="242" meta:non-whitespace-character-count="168"/>
  </office:meta>
</office:document-meta>
</file>